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>
      <style:table-cell-properties style:rotation-align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1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4288912" calcext:value-type="float">
            <text:p>-4.29E-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6406128" calcext:value-type="float">
            <text:p>-6.41E-0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-0.7263893" calcext:value-type="float">
            <text:p>-7.26E-0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-0.9256882" calcext:value-type="float">
            <text:p>-9.26E-0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-0.728856" calcext:value-type="float">
            <text:p>-7.29E-0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-1.069403" calcext:value-type="float">
            <text:p>-1.07E+0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-1.07871" calcext:value-type="float">
            <text:p>-1.08E+0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-1.059524" calcext:value-type="float">
            <text:p>-1.06E+0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-1.187991" calcext:value-type="float">
            <text:p>-1.19E+00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-1.312509" calcext:value-type="float">
            <text:p>-1.31E+00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-1.444692" calcext:value-type="float">
            <text:p>-1.44E+00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-1.547915" calcext:value-type="float">
            <text:p>-1.55E+00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-1.550514" calcext:value-type="float">
            <text:p>-1.55E+00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-1.559415" calcext:value-type="float">
            <text:p>-1.56E+00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-1.69964" calcext:value-type="float">
            <text:p>-1.70E+00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-1.977104" calcext:value-type="float">
            <text:p>-1.98E+00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-1.729332" calcext:value-type="float">
            <text:p>-1.73E+00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-2.042484" calcext:value-type="float">
            <text:p>-2.04E+00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-1.947907" calcext:value-type="float">
            <text:p>-1.95E+00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-2.068843" calcext:value-type="float">
            <text:p>-2.07E+00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-2.050178" calcext:value-type="float">
            <text:p>-2.05E+00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-2.168022" calcext:value-type="float">
            <text:p>-2.17E+00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-2.170335" calcext:value-type="float">
            <text:p>-2.17E+00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-2.467389" calcext:value-type="float">
            <text:p>-2.47E+00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-2.521028" calcext:value-type="float">
            <text:p>-2.52E+00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-2.493164" calcext:value-type="float">
            <text:p>-2.49E+00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-2.615399" calcext:value-type="float">
            <text:p>-2.62E+00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-2.877007" calcext:value-type="float">
            <text:p>-2.88E+00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-2.993307" calcext:value-type="float">
            <text:p>-2.99E+00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-2.681936" calcext:value-type="float">
            <text:p>-2.68E+00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-2.640664" calcext:value-type="float">
            <text:p>-2.64E+00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-3.15506" calcext:value-type="float">
            <text:p>-3.16E+00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-3.178613" calcext:value-type="float">
            <text:p>-3.18E+00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-3.208663" calcext:value-type="float">
            <text:p>-3.21E+00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-3.397535" calcext:value-type="float">
            <text:p>-3.40E+00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-3.307522" calcext:value-type="float">
            <text:p>-3.31E+00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-3.43237" calcext:value-type="float">
            <text:p>-3.43E+00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-3.44768" calcext:value-type="float">
            <text:p>-3.45E+00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-3.527487" calcext:value-type="float">
            <text:p>-3.53E+0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-3.42344" calcext:value-type="float">
            <text:p>-3.42E+00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-3.608253" calcext:value-type="float">
            <text:p>-3.61E+00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-3.678807" calcext:value-type="float">
            <text:p>-3.68E+00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-3.576666" calcext:value-type="float">
            <text:p>-3.58E+00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-3.914204" calcext:value-type="float">
            <text:p>-3.91E+00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-3.668143" calcext:value-type="float">
            <text:p>-3.67E+00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-4.14078" calcext:value-type="float">
            <text:p>-4.14E+00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-3.998846" calcext:value-type="float">
            <text:p>-4.00E+00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-4.245125" calcext:value-type="float">
            <text:p>-4.25E+00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-4.267825" calcext:value-type="float">
            <text:p>-4.27E+00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-4.265284" calcext:value-type="float">
            <text:p>-4.27E+00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-4.382313" calcext:value-type="float">
            <text:p>-4.38E+00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-4.209578" calcext:value-type="float">
            <text:p>-4.21E+00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-4.403906" calcext:value-type="float">
            <text:p>-4.40E+00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-4.506279" calcext:value-type="float">
            <text:p>-4.51E+00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-4.404748" calcext:value-type="float">
            <text:p>-4.40E+00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-4.715984" calcext:value-type="float">
            <text:p>-4.72E+00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-4.409443" calcext:value-type="float">
            <text:p>-4.41E+00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-4.64439" calcext:value-type="float">
            <text:p>-4.64E+00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-4.941868" calcext:value-type="float">
            <text:p>-4.94E+00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-4.783568" calcext:value-type="float">
            <text:p>-4.78E+00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-4.865645" calcext:value-type="float">
            <text:p>-4.87E+00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-4.974132" calcext:value-type="float">
            <text:p>-4.97E+00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-5.031432" calcext:value-type="float">
            <text:p>-5.03E+00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-5.137799" calcext:value-type="float">
            <text:p>-5.14E+00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-5.260846" calcext:value-type="float">
            <text:p>-5.26E+00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-5.195617" calcext:value-type="float">
            <text:p>-5.20E+00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-5.599406" calcext:value-type="float">
            <text:p>-5.60E+00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-5.384021" calcext:value-type="float">
            <text:p>-5.38E+00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-5.364628" calcext:value-type="float">
            <text:p>-5.36E+00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-5.320711" calcext:value-type="float">
            <text:p>-5.32E+00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-5.421305" calcext:value-type="float">
            <text:p>-5.42E+00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-5.478068" calcext:value-type="float">
            <text:p>-5.48E+00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-5.444718" calcext:value-type="float">
            <text:p>-5.44E+00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-5.711678" calcext:value-type="float">
            <text:p>-5.71E+00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-5.63739" calcext:value-type="float">
            <text:p>-5.64E+00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-5.900503" calcext:value-type="float">
            <text:p>-5.90E+00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-5.845895" calcext:value-type="float">
            <text:p>-5.85E+00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-5.737492" calcext:value-type="float">
            <text:p>-5.74E+00</text:p>
          </table:table-cell>
        </table:table-row>
        <table:table-row table:style-name="ro1">
          <table:table-cell office:value-type="float" office:value="1011" calcext:value-type="float">
            <text:p>1011</text:p>
          </table:table-cell>
          <table:table-cell office:value-type="float" office:value="-5.960766" calcext:value-type="float">
            <text:p>-5.96E+00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-6.051108" calcext:value-type="float">
            <text:p>-6.05E+00</text:p>
          </table:table-cell>
        </table:table-row>
        <table:table-row table:style-name="ro1">
          <table:table-cell office:value-type="float" office:value="1037" calcext:value-type="float">
            <text:p>1037</text:p>
          </table:table-cell>
          <table:table-cell office:value-type="float" office:value="-5.858539" calcext:value-type="float">
            <text:p>-5.86E+00</text:p>
          </table:table-cell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-6.287857" calcext:value-type="float">
            <text:p>-6.29E+00</text:p>
          </table:table-cell>
        </table:table-row>
        <table:table-row table:style-name="ro1">
          <table:table-cell office:value-type="float" office:value="1063" calcext:value-type="float">
            <text:p>1063</text:p>
          </table:table-cell>
          <table:table-cell office:value-type="float" office:value="-6.248783" calcext:value-type="float">
            <text:p>-6.25E+00</text:p>
          </table:table-cell>
        </table:table-row>
        <table:table-row table:style-name="ro1">
          <table:table-cell office:value-type="float" office:value="1076" calcext:value-type="float">
            <text:p>1076</text:p>
          </table:table-cell>
          <table:table-cell office:value-type="float" office:value="-6.266264" calcext:value-type="float">
            <text:p>-6.27E+00</text:p>
          </table:table-cell>
        </table:table-row>
        <table:table-row table:style-name="ro1">
          <table:table-cell office:value-type="float" office:value="1090" calcext:value-type="float">
            <text:p>1090</text:p>
          </table:table-cell>
          <table:table-cell office:value-type="float" office:value="-6.186234" calcext:value-type="float">
            <text:p>-6.19E+00</text:p>
          </table:table-cell>
        </table:table-row>
        <table:table-row table:style-name="ro1">
          <table:table-cell office:value-type="float" office:value="1103" calcext:value-type="float">
            <text:p>1103</text:p>
          </table:table-cell>
          <table:table-cell office:value-type="float" office:value="-6.389381" calcext:value-type="float">
            <text:p>-6.39E+00</text:p>
          </table:table-cell>
        </table:table-row>
        <table:table-row table:style-name="ro1">
          <table:table-cell office:value-type="float" office:value="1116" calcext:value-type="float">
            <text:p>1116</text:p>
          </table:table-cell>
          <table:table-cell office:value-type="float" office:value="-6.309598" calcext:value-type="float">
            <text:p>-6.31E+00</text:p>
          </table:table-cell>
        </table:table-row>
        <table:table-row table:style-name="ro1">
          <table:table-cell office:value-type="float" office:value="1129" calcext:value-type="float">
            <text:p>1129</text:p>
          </table:table-cell>
          <table:table-cell office:value-type="float" office:value="-6.230545" calcext:value-type="float">
            <text:p>-6.23E+00</text:p>
          </table:table-cell>
        </table:table-row>
        <table:table-row table:style-name="ro1">
          <table:table-cell office:value-type="float" office:value="1142" calcext:value-type="float">
            <text:p>1142</text:p>
          </table:table-cell>
          <table:table-cell office:value-type="float" office:value="-6.474763" calcext:value-type="float">
            <text:p>-6.47E+00</text:p>
          </table:table-cell>
        </table:table-row>
        <table:table-row table:style-name="ro1">
          <table:table-cell office:value-type="float" office:value="1155" calcext:value-type="float">
            <text:p>1155</text:p>
          </table:table-cell>
          <table:table-cell office:value-type="float" office:value="-6.742924" calcext:value-type="float">
            <text:p>-6.74E+00</text:p>
          </table:table-cell>
        </table:table-row>
        <table:table-row table:style-name="ro1">
          <table:table-cell office:value-type="float" office:value="1168" calcext:value-type="float">
            <text:p>1168</text:p>
          </table:table-cell>
          <table:table-cell office:value-type="float" office:value="-6.571974" calcext:value-type="float">
            <text:p>-6.57E+00</text:p>
          </table:table-cell>
        </table:table-row>
        <table:table-row table:style-name="ro1">
          <table:table-cell office:value-type="float" office:value="1181" calcext:value-type="float">
            <text:p>1181</text:p>
          </table:table-cell>
          <table:table-cell office:value-type="float" office:value="-6.489822" calcext:value-type="float">
            <text:p>-6.49E+00</text:p>
          </table:table-cell>
        </table:table-row>
        <table:table-row table:style-name="ro1">
          <table:table-cell office:value-type="float" office:value="1194" calcext:value-type="float">
            <text:p>1194</text:p>
          </table:table-cell>
          <table:table-cell office:value-type="float" office:value="-7.072235" calcext:value-type="float">
            <text:p>-7.07E+00</text:p>
          </table:table-cell>
        </table:table-row>
        <table:table-row table:style-name="ro1">
          <table:table-cell office:value-type="float" office:value="1208" calcext:value-type="float">
            <text:p>1208</text:p>
          </table:table-cell>
          <table:table-cell office:value-type="float" office:value="-6.722808" calcext:value-type="float">
            <text:p>-6.72E+00</text:p>
          </table:table-cell>
        </table:table-row>
        <table:table-row table:style-name="ro1">
          <table:table-cell office:value-type="float" office:value="1221" calcext:value-type="float">
            <text:p>1221</text:p>
          </table:table-cell>
          <table:table-cell office:value-type="float" office:value="-6.6655" calcext:value-type="float">
            <text:p>-6.67E+00</text:p>
          </table:table-cell>
        </table:table-row>
        <table:table-row table:style-name="ro1">
          <table:table-cell office:value-type="float" office:value="1234" calcext:value-type="float">
            <text:p>1234</text:p>
          </table:table-cell>
          <table:table-cell office:value-type="float" office:value="-6.820651" calcext:value-type="float">
            <text:p>-6.82E+00</text:p>
          </table:table-cell>
        </table:table-row>
        <table:table-row table:style-name="ro1">
          <table:table-cell office:value-type="float" office:value="1247" calcext:value-type="float">
            <text:p>1247</text:p>
          </table:table-cell>
          <table:table-cell office:value-type="float" office:value="-6.870716" calcext:value-type="float">
            <text:p>-6.87E+00</text:p>
          </table:table-cell>
        </table:table-row>
        <table:table-row table:style-name="ro1">
          <table:table-cell office:value-type="float" office:value="1260" calcext:value-type="float">
            <text:p>1260</text:p>
          </table:table-cell>
          <table:table-cell office:value-type="float" office:value="-6.880746" calcext:value-type="float">
            <text:p>-6.88E+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time-style style:name="N125">
      <number:hours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30T17:36:58.010727565</meta:creation-date>
    <dc:date>2017-05-30T17:37:29.607582939</dc:date>
    <meta:editing-duration>PT31S</meta:editing-duration>
    <meta:editing-cycles>2</meta:editing-cycles>
    <meta:generator>LibreOffice/5.3.1.2$Linux_X86_64 LibreOffice_project/30m0$Build-2</meta:generator>
    <meta:document-statistic meta:table-count="1" meta:cell-count="196" meta:object-count="0"/>
  </office:meta>
</office:document-meta>
</file>